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6897d" officeooo:paragraph-rsid="00484431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84431" officeooo:paragraph-rsid="004a4184"/>
    </style:style>
    <style:style style:name="P3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a4184" officeooo:paragraph-rsid="004a4184"/>
    </style:style>
    <style:style style:name="P4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a4184" officeooo:paragraph-rsid="004ab7d1"/>
    </style:style>
    <style:style style:name="P5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ab7d1" officeooo:paragraph-rsid="004ab7d1"/>
    </style:style>
    <style:style style:name="P6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ab7d1" officeooo:paragraph-rsid="004b1b36"/>
    </style:style>
    <style:style style:name="P7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b1b36" officeooo:paragraph-rsid="004b1b36"/>
    </style:style>
    <style:style style:name="P8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c83dd" officeooo:paragraph-rsid="004c83dd"/>
    </style:style>
    <style:style style:name="P9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4cf7da" officeooo:paragraph-rsid="004cf7da"/>
    </style:style>
    <style:style style:name="P10" style:family="paragraph" style:parent-style-name="Text_20_body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/>
      <style:text-properties style:font-name="Liberation Sans" fo:font-size="18.2000007629395pt" fo:font-weight="bold" officeooo:rsid="00484431" officeooo:paragraph-rsid="00484431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11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484431" officeooo:paragraph-rsid="00484431"/>
    </style:style>
    <style:style style:name="T1" style:family="text">
      <style:text-properties style:font-name="Liberation Sans" fo:font-size="18.2000007629395pt" fo:font-weight="bol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2" style:family="text">
      <style:text-properties style:font-name="Liberation Sans" fo:font-size="18.2000007629395pt" fo:font-weight="bold" officeooo:rsid="004a4184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3" style:family="text">
      <style:text-properties officeooo:rsid="004a4184"/>
    </style:style>
    <style:style style:name="T4" style:family="text">
      <style:text-properties officeooo:rsid="004ab7d1"/>
    </style:style>
    <style:style style:name="T5" style:family="text">
      <style:text-properties officeooo:rsid="004b1b36"/>
    </style:style>
    <style:style style:name="T6" style:family="text">
      <style:text-properties officeooo:rsid="004c83dd"/>
    </style:style>
    <style:style style:name="T7" style:family="text">
      <style:text-properties officeooo:rsid="004cf7d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Расчёт </text:span><text:span text:style-name="T2">высот.</text:span></text:h>
      <text:p text:style-name="P1"/>
      <text:p text:style-name="P2"><text:span text:style-name="T3">Кнауф Суперпол: минимальная толщина засыпки — 20 мм, элемент пола — 20 мм.</text:span></text:p>
      <text:p text:style-name="P3">Высшая точка пола — угол кухни, отметка -0,065. При 20 мм засыпки, 20 мм элемента пола и 12,5 фанеры или ГВЛ получим отметку чернового пола -0,0125. Плюс кварцвиниловая плитка на клей 3 мм, получим отметку чистового пола около -0,01.</text:p>
      <text:p text:style-name="P3"><text:span text:style-name="T4">Высота чернового пола в «грязной» зоне: -7,6+3+2 = -2,6 см.</text:span></text:p>
      <text:p text:style-name="P4"><text:span text:style-name="T4">Высота чернового пола в «чистая» зоне: -6,5+2+2 = -2,5 см.</text:span></text:p>
      <text:p text:style-name="P5">Будем сыпать с запасом в 3 мм. Итого, отталкиваясь от «грязной» зоны: -7,6 + 3,3 (засыпка) + 2 (элемент пола) = -2,3 см. С плиткой -1,3 см.</text:p>
      <text:p text:style-name="P6">Чистая зона: -<text:span text:style-name="T5">6,5 + 2</text:span>,3 (засыпка) <text:span text:style-name="T5">+</text:span> 2 (элемент пола) = -2,<text:span text:style-name="T5">2</text:span> см. <text:span text:style-name="T5">Плюс доп слой фанеры или ГВЛ: -2,2 + 1,3 = -0,9 см. Плюс кварцвинил на клей: -0,9 + 0,3 = -0,6 см.</text:span></text:p>
      <text:p text:style-name="P7">Получили разницу зон в 0,7 см (грязная ниже).</text:p>
      <text:p text:style-name="P7">Верхняя отметка засыпки: -6,5 + 2,3 = -4,2 см.</text:p>
      <text:p text:style-name="P7"/>
      <text:p text:style-name="P7">Высота нижней кромки балконной двери — не ниже 1 см от отметки чистого пола. Примем 2,5 см — расстояние от кромки створки стеклоблока до кромки рамы. Высота нижней кромки блока балконного: 1 — 2,5 см = -1,5 см. В итоге нужно поднять балконный блок относительно местной отметки плиты перекрытия на: 6,6 — 0,6 + 1 -2,5 = <text:span text:style-name="T6">4</text:span>,5 <text:span text:style-name="T6">см.</text:span></text:p>
      <text:p text:style-name="P8">Кирпич имеет высоту <text:span text:style-name="T7">6,5 см. Будем ставить стеклоблок прямо на существующий ряд кирпича.</text:span></text:p>
      <text:p text:style-name="P8"/>
      <text:p text:style-name="P9">В развёртках стен за нулевую отметку принимается существующая нулевая отметка — порог входной двери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1T08:55:03.099147717</meta:creation-date>
    <dc:date>2017-11-08T22:15:37.087111135</dc:date>
    <meta:editing-duration>PT4H55M55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31" meta:character-count="1342" meta:non-whitespace-character-count="1115"/>
  </office:meta>
</office:document-meta>
</file>